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3C4143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82cm, 5.634cm, 10.853cm, 3.67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9cm" svg:height="21.2cm" svg:x="0.992cm" svg:y="2.691cm">
          <draw:image xlink:href="Pictures/10000000000005E8000007E0F3C4143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6T07:34:47.054587209</dc:date>
    <meta:editing-duration>PT3M3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